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default-cell-style-name="ce20"/>
        <table:table-column table:style-name="co1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table:number-columns-repeated="2"/>
          <table:table-cell table:style-name="ce15" table:formula="of:=SUM([.B3:.F3])" office:value-type="float" office:value="28600" calcext:value-type="float">
            <text:p>286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Անժելա</text:p>
          </table:table-cell>
          <table:table-cell/>
          <table:table-cell table:formula="of:=SUM([.J2];[.J38];[.J39];[.J40])" office:value-type="float" office:value="37700" calcext:value-type="float">
            <text:p>377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Արմենուհի</text:p>
          </table:table-cell>
          <table:table-cell/>
          <table:table-cell table:formula="of:=SUM([.G3])" office:value-type="float" office:value="28600" calcext:value-type="float">
            <text:p>286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[.K4]-[.K5]" office:value-type="float" office:value="9100" calcext:value-type="float">
            <text:p>91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695.623342175066" calcext:value-type="float">
            <text:p>695.6233421751</text:p>
          </table:table-cell>
          <table:table-cell office:value-type="string" calcext:value-type="string">
            <text:p>Արեգ</text:p>
          </table:table-cell>
          <table:table-cell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091.4566755084" calcext:value-type="float">
            <text:p>1091.4566755084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4200" calcext:value-type="float">
            <text:p>4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091.4566755084" calcext:value-type="float">
            <text:p>1091.4566755084</text:p>
          </table:table-cell>
          <table:table-cell table:style-name="ce40" office:value-type="string" calcext:value-type="string">
            <text:p>Նանե</text:p>
          </table:table-cell>
          <table:table-cell table:style-name="ce63" office:value-type="float" office:value="-3070" calcext:value-type="float">
            <text:p>-307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table:number-columns-repeated="2"/>
          <table:table-cell table:formula="of:=SUM([.C34:.F34])" office:value-type="float" office:value="695.623342175066" calcext:value-type="float">
            <text:p>695.6233421751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Seryoja</text:p>
          </table:table-cell>
          <table:table-cell/>
          <table:table-cell table:formula="of:=SUM([.B34:.F34])" office:value-type="float" office:value="1091.4566755084" calcext:value-type="float">
            <text:p>1091.4566755084</text:p>
          </table:table-cell>
          <table:table-cell table:style-name="ce40" office:value-type="string" calcext:value-type="string">
            <text:p>Սարգիս</text:p>
          </table:table-cell>
          <table:table-cell table:style-name="ce60"/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table:formula="of:=SUM([.C34:.F34])" office:value-type="float" office:value="695.623342175066" calcext:value-type="float">
            <text:p>695.6233421751</text:p>
          </table:table-cell>
          <table:table-cell table:style-name="ce40" office:value-type="string" calcext:value-type="string">
            <text:p>Գենա</text:p>
          </table:table-cell>
          <table:table-cell table:style-name="Default"/>
          <table:table-cell/>
        </table:table-row>
        <table:table-row table:style-name="ro14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pvses</text:p>
          </table:table-cell>
          <table:table-cell table:number-columns-repeated="2"/>
          <table:table-cell table:formula="of:=SUM([.D34];[.F34])" office:value-type="float" office:value="337.931034482759" calcext:value-type="float">
            <text:p>337.9310344828</text:p>
          </table:table-cell>
          <table:table-cell office:value-type="string" calcext:value-type="string">
            <text:p>Արման</text:p>
          </table:table-cell>
          <table:table-cell table:number-columns-repeated="2"/>
        </table:table-row>
        <table:table-row table:style-name="ro14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34];[.D34];[.E34];[.F34])" office:value-type="float" office:value="733.764367816092" calcext:value-type="float">
            <text:p>733.7643678161</text:p>
          </table:table-cell>
          <table:table-cell office:value-type="string" calcext:value-type="string">
            <text:p>Սերյոժա</text:p>
          </table:table-cell>
          <table:table-cell table:style-name="ce56"/>
          <table:table-cell/>
        </table:table-row>
        <table:table-row table:style-name="ro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Մհեր</text:p>
          </table:table-cell>
          <table:table-cell table:style-name="ce61"/>
          <table:table-cell/>
        </table:table-row>
        <table:table-row table:style-name="ro12">
          <table:table-cell table:number-columns-repeated="4"/>
          <table:table-cell office:value-type="string" calcext:value-type="string">
            <text:p>-Tamara</text:p>
          </table:table-cell>
          <table:table-cell table:number-columns-repeated="2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Դավիթ</text:p>
          </table:table-cell>
          <table:table-cell table:style-name="ce61"/>
          <table:table-cell/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34:.F34])" office:value-type="float" office:value="1091.4566755084" calcext:value-type="float">
            <text:p>1091.4566755084</text:p>
          </table:table-cell>
          <table:table-cell table:style-name="ce40" office:value-type="string" calcext:value-type="string">
            <text:p>Տարոն</text:p>
          </table:table-cell>
          <table:table-cell table:style-name="ce58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9700" calcext:value-type="float">
            <text:p>9700</text:p>
          </table:table-cell>
          <table:table-cell/>
        </table:table-row>
        <table:table-row table:style-name="ro12">
          <table:table-cell table:number-columns-repeated="7"/>
          <table:table-cell table:formula="of:=SUM([.B34];[.C34];[.D34];[.F34])" office:value-type="float" office:value="1091.4566755084" calcext:value-type="float">
            <text:p>1091.4566755084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091.4566755084" calcext:value-type="float">
            <text:p>1091.4566755084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34])"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61"/>
          <table:table-cell/>
        </table:table-row>
        <table:table-row table:style-name="ro12">
          <table:table-cell table:number-columns-repeated="7"/>
          <table:table-cell table:formula="of:=SUM([.D34:.F34])" office:value-type="float" office:value="337.931034482759" calcext:value-type="float">
            <text:p>337.931034482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2650" calcext:value-type="float">
            <text:p>265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091.4566755084" calcext:value-type="float">
            <text:p>1091.4566755084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Default" office:value-type="string" calcext:value-type="string">
            <text:p>Edgar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Default" office:value-type="string" calcext:value-type="string">
            <text:p>Hasmik K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Default" office:value-type="string" calcext:value-type="string">
            <text:p>Smbat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Default" office:value-type="string" calcext:value-type="string">
            <text:p>Ani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Default" office:value-type="string" calcext:value-type="string">
            <text:p>Araks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B34:.F34])" office:value-type="float" office:value="1091.4566755084" calcext:value-type="float">
            <text:p>1091.4566755084</text:p>
          </table:table-cell>
          <table:table-cell table:style-name="Default" office:value-type="string" calcext:value-type="string">
            <text:p>Meruj</text:p>
          </table:table-cell>
          <table:table-cell table:style-name="Default"/>
          <table:table-cell/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29" office:value-type="float" office:value="337.931034482759" calcext:value-type="float">
            <text:p>337.9310344828</text:p>
          </table:table-cell>
          <table:table-cell table:formula="of:=[.E3]/17" office:value-type="float" office:value="0" calcext:value-type="float">
            <text:p>0</text:p>
          </table:table-cell>
          <table:table-cell table:formula="of:=[.F3]/23" office:value-type="float" office:value="0" calcext:value-type="float">
            <text:p>0</text:p>
          </table:table-cell>
          <table:table-cell/>
          <table:table-cell table:style-name="ce15" table:formula="of:=SUM([.H4:.H33])" office:value-type="float" office:value="28600" calcext:value-type="float">
            <text:p>286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ce48" office:value-type="float" office:value="11900" calcext:value-type="float">
            <text:p>11900</text:p>
          </table:table-cell>
          <table:table-cell table:style-name="Default"/>
          <table:table-cell/>
        </table:table-row>
        <table:table-row table:style-name="ro12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48:38.882635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1T11:11:27.942670810</dc:date>
    <meta:editing-duration>P7DT12H14M50S</meta:editing-duration>
    <meta:editing-cycles>2535</meta:editing-cycles>
    <meta:generator>LibreOffice/4.2.8.2$Linux_X86_64 LibreOffice_project/420m0$Build-2</meta:generator>
    <meta:document-statistic meta:table-count="15" meta:cell-count="6346" meta:object-count="0"/>
  </office:meta>
</office:document-meta>
</file>